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75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2.444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style:style style:name="ce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92in" svg:height="3.5449in" svg:x="0.1839in" svg:y="2.3008in">
            <draw:object draw:notify-on-update-of-ranges="Sheet1.A10:Sheet1.D10 Sheet1.A11:Sheet1.D11 Sheet1.A12:Sheet1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float" office:value="137331416913799" calcext:value-type="float">
            <text:p>137,331,416,913,799 </text:p>
          </table:table-cell>
          <table:table-cell table:style-name="ce1" office:value-type="float" office:value="290929787341051" calcext:value-type="float">
            <text:p>290,929,787,341,051 </text:p>
          </table:table-cell>
          <table:table-cell table:style-name="ce1" office:value-type="float" office:value="1.11324869010541E+016" calcext:value-type="float">
            <text:p>11,132,486,901,054,100 </text:p>
          </table:table-cell>
        </table:table-row>
        <table:table-row table:style-name="ro1">
          <table:table-cell office:value-type="string" calcext:value-type="string">
            <text:p>Non-Parallel Timing</text:p>
          </table:table-cell>
          <table:table-cell office:value-type="float" office:value="111.608" calcext:value-type="float">
            <text:p>111.608</text:p>
          </table:table-cell>
          <table:table-cell office:value-type="float" office:value="26.4413" calcext:value-type="float">
            <text:p>26.4413</text:p>
          </table:table-cell>
          <table:table-cell office:value-type="float" office:value="384.138" calcext:value-type="float">
            <text:p>384.138</text:p>
          </table:table-cell>
        </table:table-row>
        <table:table-row table:style-name="ro1">
          <table:table-cell office:value-type="string" calcext:value-type="string">
            <text:p>Parallel Timing</text:p>
          </table:table-cell>
          <table:table-cell office:value-type="float" office:value="2.95004" calcext:value-type="float">
            <text:p>2.95004</text:p>
          </table:table-cell>
          <table:table-cell office:value-type="float" office:value="0.109598" calcext:value-type="float">
            <text:p>0.109598</text:p>
          </table:table-cell>
          <table:table-cell office:value-type="float" office:value="25.4955" calcext:value-type="float">
            <text:p>25.4955</text:p>
          </table:table-cell>
        </table:table-row>
        <table:table-row table:style-name="ro1">
          <table:table-cell office:value-type="string" calcext:value-type="string">
            <text:p>Speedup</text:p>
          </table:table-cell>
          <table:table-cell table:formula="of:=[.B2]/[.B3]" office:value-type="float" office:value="37.8327073531206" calcext:value-type="float">
            <text:p>37.8327073531206</text:p>
          </table:table-cell>
          <table:table-cell table:formula="of:=[.C2]/[.C3]" office:value-type="float" office:value="241.257139728827" calcext:value-type="float">
            <text:p>241.257139728827</text:p>
          </table:table-cell>
          <table:table-cell table:formula="of:=[.D2]/[.D3]" office:value-type="float" office:value="15.0668941577926" calcext:value-type="float">
            <text:p>15.0668941577926</text:p>
          </table:table-cell>
        </table:table-row>
        <table:table-row table:style-name="ro1">
          <table:table-cell office:value-type="string" calcext:value-type="string">
            <text:p>Efficiency</text:p>
          </table:table-cell>
          <table:table-cell table:formula="of:=[.B4]/12" office:value-type="float" office:value="3.15272561276005" calcext:value-type="float">
            <text:p>3.15272561276005</text:p>
          </table:table-cell>
          <table:table-cell table:formula="of:=[.C4]/12" office:value-type="float" office:value="20.1047616440689" calcext:value-type="float">
            <text:p>20.1047616440689</text:p>
          </table:table-cell>
          <table:table-cell table:formula="of:=[.D4]/12" office:value-type="float" office:value="1.25557451314938" calcext:value-type="float">
            <text:p>1.25557451314938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style-name="ce1" office:value-type="float" office:value="137331416913799" calcext:value-type="float">
            <text:p>137,331,416,913,799 </text:p>
          </table:table-cell>
          <table:table-cell office:value-type="float" office:value="290929787341051" calcext:value-type="float">
            <text:p>290929787341051</text:p>
          </table:table-cell>
          <table:table-cell table:style-name="ce1" office:value-type="float" office:value="1.11324869010541E+016" calcext:value-type="float">
            <text:p>11,132,486,901,054,100 </text:p>
          </table:table-cell>
        </table:table-row>
        <table:table-row table:style-name="ro1">
          <table:table-cell office:value-type="string" calcext:value-type="string">
            <text:p>Speedup</text:p>
          </table:table-cell>
          <table:table-cell table:formula="of:=[.B2]/[.B3] * 100" office:value-type="float" office:value="3783.27073531206" calcext:value-type="float">
            <text:p>3783.27073531206</text:p>
          </table:table-cell>
          <table:table-cell table:formula="of:=[.C2]/[.C3] * 100" office:value-type="float" office:value="24125.7139728827" calcext:value-type="float">
            <text:p>24125.7139728827</text:p>
          </table:table-cell>
          <table:table-cell table:formula="of:=[.D2]/[.D3] * 100" office:value-type="float" office:value="1506.68941577926" calcext:value-type="float">
            <text:p>1506.68941577926</text:p>
          </table:table-cell>
        </table:table-row>
        <table:table-row table:style-name="ro1">
          <table:table-cell office:value-type="string" calcext:value-type="string">
            <text:p>Efficiency</text:p>
          </table:table-cell>
          <table:table-cell table:formula="of:=[.B11]/12 * 100" office:value-type="float" office:value="31527.2561276005" calcext:value-type="float">
            <text:p>31527.2561276005</text:p>
          </table:table-cell>
          <table:table-cell table:formula="of:=[.C11]/12 * 100" office:value-type="float" office:value="201047.616440689" calcext:value-type="float">
            <text:p>201047.616440689</text:p>
          </table:table-cell>
          <table:table-cell table:formula="of:=[.D11]/12 * 100" office:value-type="float" office:value="12555.7451314938" calcext:value-type="float">
            <text:p>12555.74513149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2T12:34:11.873529924</meta:creation-date>
    <dc:date>2024-05-12T22:00:01.708420064</dc:date>
    <meta:editing-duration>PT8H1M17S</meta:editing-duration>
    <meta:editing-cycles>1</meta:editing-cycles>
    <meta:document-statistic meta:table-count="1" meta:cell-count="30" meta:object-count="1"/>
    <meta:generator>LibreOffice/7.0.4.2$Linux_X86_64 LibreOffice_project/0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bar" chart:style-name="ch1">
        <chart:legend chart:legend-position="end" svg:x="13.764cm" svg:y="3.954cm" style:legend-expansion="high" chart:style-name="ch2"/>
        <chart:plot-area chart:style-name="ch3" table:cell-range-address="Sheet1.A10:Sheet1.D12" chart:data-source-has-labels="both" svg:x="0.32cm" svg:y="0.18cm" svg:width="13.124cm" svg:height="8.645cm">
          <chart:coordinate-region svg:x="1.682cm" svg:y="0.18cm" svg:width="11.762cm" svg:height="5.24cm"/>
          <chart:axis chart:dimension="x" chart:name="primary-x" chart:style-name="ch4" chartooo:axis-type="auto">
            <chartooo:date-scale/>
            <chart:categories table:cell-range-address="Sheet1.A10:Sheet1.D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11:Sheet1.D11" loext:label-string="speedup" chart:class="chart:bar">
            <chart:data-point chart:repeated="4"/>
          </chart:series>
          <chart:series chart:style-name="ch8" chart:values-cell-range-address="Sheet1.A12:Sheet1.D12" loext:label-string="efficiency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</table:table-cell>
              <table:table-cell office:value-type="string">
                <text:p>efficiency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10:Sheet1.D10</svg:desc>
                </draw:g>
              </table:table-cell>
              <table:table-cell office:value-type="float" office:value="NaN">
                <text:p>NaN</text:p>
                <draw:g>
                  <svg:desc>Sheet1.A11:Sheet1.D11</svg:desc>
                </draw:g>
              </table:table-cell>
              <table:table-cell office:value-type="float" office:value="NaN">
                <text:p>NaN</text:p>
                <draw:g>
                  <svg:desc>Sheet1.A12:Sheet1.D12</svg:desc>
                </draw:g>
              </table:table-cell>
            </table:table-row>
            <table:table-row>
              <table:table-cell office:value-type="float" office:value="137331416913799">
                <text:p>137331416913799</text:p>
              </table:table-cell>
              <table:table-cell office:value-type="float" office:value="3783.27073531206">
                <text:p>3783.27073531206</text:p>
              </table:table-cell>
              <table:table-cell office:value-type="float" office:value="31527.2561276005">
                <text:p>31527.2561276005</text:p>
              </table:table-cell>
            </table:table-row>
            <table:table-row>
              <table:table-cell office:value-type="float" office:value="290929787341051">
                <text:p>290929787341051</text:p>
              </table:table-cell>
              <table:table-cell office:value-type="float" office:value="24125.7139728827">
                <text:p>24125.7139728827</text:p>
              </table:table-cell>
              <table:table-cell office:value-type="float" office:value="201047.616440689">
                <text:p>201047.616440689</text:p>
              </table:table-cell>
            </table:table-row>
            <table:table-row>
              <table:table-cell office:value-type="float" office:value="1.11324869010541E+016">
                <text:p>1.11324869010541E+016</text:p>
              </table:table-cell>
              <table:table-cell office:value-type="float" office:value="1506.68941577926">
                <text:p>1506.68941577926</text:p>
              </table:table-cell>
              <table:table-cell office:value-type="float" office:value="12555.7451314938">
                <text:p>12555.74513149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